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1T17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Paragraph Merge</text:h>
      <text:p text:style-name="Text_20_body">In this example, the following two paragraphs will be merged by deleting the text between the square brackets.</text:p>
      <text:p text:style-name="Text_20_body">This portion will remain. [<delta:merge delta:removal-change-idref="ct1"><delta:leading-partial-content>This will be deleted</delta:leading-partial-content><delta:intermediate-content/><delta:trailing-partial-content><text:p text:style-name="Text_20_body">This will also be deleted.</text:p></delta:trailing-partial-content></delta:merge>] And this will re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1T17:09:18</meta:creation-date>
    <meta:document-statistic meta:table-count="0" meta:image-count="0" meta:object-count="0" meta:page-count="1" meta:paragraph-count="4" meta:word-count="38" meta:character-count="228"/>
    <dc:date>2010-06-21T17:10:36</dc:date>
    <dc:creator>Tristan Mitchell</dc:creator>
    <meta:editing-duration>PT00H01M19S</meta:editing-duration>
    <meta:editing-cycles>1</meta:editing-cycles>
    <meta:generator>OpenOffice.org/3.2$Unix OpenOffice.org_project/320m18$Build-9502</meta:generator>
  </office:meta>
</office:document-meta>
</file>